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560" officeooo:paragraph-rsid="0014f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8 – 14/05/2021</text:p>
      <text:p text:style-name="P1"/>
      <text:p text:style-name="P1">Pilas – Colas - List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9:12:17.531984229</meta:creation-date>
    <dc:date>2021-05-14T23:23:10.217074975</dc:date>
    <meta:editing-duration>PT4H42S</meta:editing-duration>
    <meta:editing-cycles>1</meta:editing-cycles>
    <meta:document-statistic meta:table-count="0" meta:image-count="0" meta:object-count="0" meta:page-count="1" meta:paragraph-count="3" meta:word-count="10" meta:character-count="62" meta:non-whitespace-character-count="52"/>
    <meta:generator>LibreOffice/6.4.6.2$Linux_X86_64 LibreOffice_project/40$Build-2</meta:generator>
  </office:meta>
</office:document-meta>
</file>